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868BCE13C90CBC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6ac2"/>
    </style:style>
    <style:style style:name="P2" style:family="paragraph" style:parent-style-name="Standard">
      <style:paragraph-properties fo:text-align="start" style:justify-single-word="false"/>
      <style:text-properties officeooo:rsid="0015eafe" officeooo:paragraph-rsid="00196ac2"/>
    </style:style>
    <style:style style:name="P3" style:family="paragraph" style:parent-style-name="Standard">
      <style:paragraph-properties fo:text-align="start" style:justify-single-word="false"/>
      <style:text-properties officeooo:paragraph-rsid="00196ac2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6ac2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5eafe" officeooo:paragraph-rsid="00196ac2"/>
    </style:style>
    <style:style style:name="P6" style:family="paragraph" style:parent-style-name="Standard">
      <style:paragraph-properties fo:text-align="start" style:justify-single-word="false"/>
      <style:text-properties officeooo:rsid="0015eafe" officeooo:paragraph-rsid="00196ac2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d4629" officeooo:paragraph-rsid="001d4629"/>
    </style:style>
    <style:style style:name="P8" style:family="paragraph" style:parent-style-name="Standard">
      <style:paragraph-properties fo:text-align="start" style:justify-single-word="false"/>
      <style:text-properties officeooo:rsid="001d4629" officeooo:paragraph-rsid="001d4629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f5da8" officeooo:paragraph-rsid="001f5da8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f5da8" officeooo:paragraph-rsid="002088f9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f5da8" officeooo:paragraph-rsid="0022675b"/>
    </style:style>
    <style:style style:name="P12" style:family="paragraph" style:parent-style-name="Standard">
      <style:paragraph-properties fo:text-align="start" style:justify-single-word="false"/>
      <style:text-properties officeooo:rsid="001f5da8" officeooo:paragraph-rsid="001f5da8"/>
    </style:style>
    <style:style style:name="P13" style:family="paragraph" style:parent-style-name="Standard">
      <style:paragraph-properties fo:text-align="start" style:justify-single-word="false"/>
      <style:text-properties officeooo:rsid="001f5da8" officeooo:paragraph-rsid="002088f9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088f9" officeooo:paragraph-rsid="002088f9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2675b" officeooo:paragraph-rsid="0022675b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dc6d5"/>
    </style:style>
    <style:style style:name="T3" style:family="text">
      <style:text-properties officeooo:rsid="00138d40"/>
    </style:style>
    <style:style style:name="T4" style:family="text">
      <style:text-properties style:text-position="sub 58%"/>
    </style:style>
    <style:style style:name="T5" style:family="text">
      <style:text-properties officeooo:rsid="00171413"/>
    </style:style>
    <style:style style:name="T6" style:family="text">
      <style:text-properties officeooo:rsid="00196ac2"/>
    </style:style>
    <style:style style:name="T7" style:family="text">
      <style:text-properties officeooo:rsid="001dc6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5.03" style:data-style-name="N0">5.03</text:variable-set>:<text:span text:style-name="T3">Elevators</text:span></text:p>
      <text:list xml:id="list7624317932170049485" text:style-name="L1">
        <text:list-item>
          <text:p text:style-name="P4">Fabian has a mass of 70 kg. <text:s/></text:p>
          <text:list>
            <text:list-item>
              <text:p text:style-name="P4">What is his weight due to the earth’s gravity?</text:p>
            </text:list-item>
          </text:list>
        </text:list-item>
      </text:list>
      <text:p text:style-name="P3"/>
      <text:p text:style-name="P3"/>
      <text:p text:style-name="P3"/>
      <text:list xml:id="list74532064621205" text:continue-numbering="true" text:style-name="L1">
        <text:list-item>
          <text:list>
            <text:list-item>
              <text:p text:style-name="P4">He gets into an elevator that accelerates upward at <text:span text:style-name="T6">4</text:span> m/s<text:span text:style-name="T1">2</text:span>. <text:s/>What is his apparent weight inside the elevator.</text:p>
            </text:list-item>
          </text:list>
        </text:list-item>
      </text:list>
      <text:p text:style-name="P3"/>
      <text:p text:style-name="P3"/>
      <text:p text:style-name="P3"/>
      <text:list xml:id="list74533321711005" text:continue-numbering="true" text:style-name="L1">
        <text:list-item>
          <text:list>
            <text:list-item>
              <text:p text:style-name="P4">At the top of the building, he realizes that he got off on the wrong floor, and rides the elevator back down. <text:s/>If the elevator accelerates at <text:span text:style-name="T6">4</text:span> m/s<text:span text:style-name="T1">2</text:span> downward, what is his apparent weigh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4533538921339" text:continue-numbering="true" text:style-name="L1">
        <text:list-item>
          <text:p text:style-name="P4">Evelyn is standing on a scale inside an elevator. <text:s/>When the elevator is not moving, the scale reads 500N. <text:s/></text:p>
          <text:list>
            <text:list-item>
              <text:p text:style-name="P4">What will the scale read when the elevator is accelerating upward at <text:span text:style-name="T6">6</text:span>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4531596033344" text:continue-numbering="true" text:style-name="L1">
        <text:list-item>
          <text:list>
            <text:list-item>
              <text:p text:style-name="P4">What will the scale read when the elevator is accelerating downward at <text:span text:style-name="T6">4</text:span>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74533247915801" text:continue-numbering="true" text:style-name="L1">
        <text:list-item>
          <text:p text:style-name="P4">Jennifer is on Mars (g<text:span text:style-name="T4">mars</text:span> = 3.72 m/s<text:span text:style-name="T1">2</text:span>), where her spaceship is about to take off. <text:s/>Jennifer’s mass is 45 kg. <text:s/></text:p>
          <text:list>
            <text:list-item>
              <text:p text:style-name="P4">What is Jennifer’s weight on earth? </text:p>
            </text:list-item>
          </text:list>
        </text:list-item>
      </text:list>
      <text:p text:style-name="P3"/>
      <text:p text:style-name="P3"/>
      <text:p text:style-name="P3"/>
      <text:list xml:id="list74533599427210" text:continue-numbering="true" text:style-name="L1">
        <text:list-item>
          <text:list>
            <text:list-item>
              <text:p text:style-name="P4">What is Jennifer’s weight on mars?</text:p>
            </text:list-item>
          </text:list>
        </text:list-item>
      </text:list>
      <text:p text:style-name="P3"/>
      <text:p text:style-name="P3"/>
      <text:p text:style-name="P3"/>
      <text:list xml:id="list74532149745236" text:continue-numbering="true" text:style-name="L1">
        <text:list-item>
          <text:list>
            <text:list-item>
              <text:p text:style-name="P4">What is Jennifer’s apparent weight as her spaceship accelerates upward at 1<text:span text:style-name="T6">7</text:span>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list xml:id="list74532853383509" text:continue-numbering="true" text:style-name="L1">
        <text:list-item>
          <text:p text:style-name="P5"><text:soft-page-break/>Gale is going to work in a coal mine. <text:s/>He rides an elevator that has two cars, connected via a pulley. The mass of the empty car is 1500 kg, and the mass of the loaded car is <text:span text:style-name="T6">1600</text:span> kg. <text:s/>As the car begins to move, there is a blackout, and the motor driving the elevator disengages, allowing the elevator-pulley system to move freely. <text:s/></text:p>
          <text:list>
            <text:list-item>
              <text:p text:style-name="P5">What is the acceleration of the elevator car?</text:p>
            </text:list-item>
          </text:list>
        </text:list-item>
      </text:list>
      <text:p text:style-name="P2"/>
      <text:p text:style-name="P2"/>
      <text:p text:style-name="P2"/>
      <text:list xml:id="list74533174566166" text:continue-numbering="true" text:style-name="L1">
        <text:list-item>
          <text:list>
            <text:list-item>
              <text:p text:style-name="P5">What is Gale's <text:span text:style-name="T5">apparent weight?</text:span>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4533380887073" text:continue-numbering="true" text:style-name="L1">
        <text:list-item>
          <text:p text:style-name="P7">Anabel <text:span text:style-name="T7">has a mass of 65 kg. <text:s/>She </text:span><text:s/>is riding a roller coaster <text:span text:style-name="T7">that accelerates upward at 22.5 m/s</text:span><text:span text:style-name="T2">2</text:span><text:span text:style-name="T7">. What is her apparent weight?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74533304085455" text:continue-numbering="true" text:style-name="L1">
        <text:list-item>
          <text:p text:style-name="P9">If you were to go to Jupiter, which of the following would be true? (Choose Two)</text:p>
          <text:list>
            <text:list-item>
              <text:p text:style-name="P9">Your mass would remain about the same.</text:p>
            </text:list-item>
            <text:list-item>
              <text:p text:style-name="P9">Your weight would remain about the same.</text:p>
            </text:list-item>
            <text:list-item>
              <text:p text:style-name="P9">Your mass would increase.</text:p>
            </text:list-item>
            <text:list-item>
              <text:p text:style-name="P9">Your weight would increase.</text:p>
            </text:list-item>
          </text:list>
        </text:list-item>
      </text:list>
      <text:p text:style-name="P12"/>
      <text:list xml:id="list74532585454357" text:continue-numbering="true" text:style-name="L1">
        <text:list-item>
          <text:p text:style-name="P14">When you ride in an airplane, which of the following would be true? (Choose Two)</text:p>
          <text:list>
            <text:list-item>
              <text:p text:style-name="P10">Your mass would remain about the same.</text:p>
            </text:list-item>
            <text:list-item>
              <text:p text:style-name="P10">Your weight would remain about the same.</text:p>
            </text:list-item>
            <text:list-item>
              <text:p text:style-name="P10">Your mass would increase.</text:p>
            </text:list-item>
            <text:list-item>
              <text:p text:style-name="P10">Your weight would increase.</text:p>
            </text:list-item>
          </text:list>
        </text:list-item>
      </text:list>
      <text:p text:style-name="P13"/>
      <text:p text:style-name="P13"/>
      <text:list xml:id="list74532029977473" text:continue-numbering="true" text:style-name="L1">
        <text:list-item>
          <text:p text:style-name="P15">When you eat a large Thanksgiving Dinner, which of the following would be true (Choose Two)</text:p>
          <text:list>
            <text:list-item>
              <text:p text:style-name="P11">Your mass would remain about the same.</text:p>
            </text:list-item>
            <text:list-item>
              <text:p text:style-name="P11">Your weight would remain about the same.</text:p>
            </text:list-item>
            <text:list-item>
              <text:p text:style-name="P11">Your mass would increase.</text:p>
            </text:list-item>
            <text:list-item>
              <text:p text:style-name="P11">Your weight would increase.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F868BCE13C90CBC9.png" xlink:type="simple" xlink:show="embed" xlink:actuate="onLoad"/></draw:frame> <text:s text:c="20"/>Name:<text:tab/><text:tab/><text:date style:data-style-name="N37" text:date-value="2017-11-07T07:45:31.438487232" text:date-adjust="PT24H00M00S">11/08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07:32:38.729049833</meta:creation-date>
    <meta:editing-duration>PT20M10S</meta:editing-duration>
    <meta:editing-cycles>9</meta:editing-cycles>
    <meta:generator>LibreOffice/5.2.7.2$Linux_X86_64 LibreOffice_project/20$Build-2</meta:generator>
    <dc:date>2017-11-07T07:45:31.379257966</dc:date>
    <meta:document-statistic meta:table-count="0" meta:image-count="2" meta:object-count="0" meta:page-count="2" meta:paragraph-count="33" meta:word-count="417" meta:character-count="2243" meta:non-whitespace-character-count="1835"/>
  </office:meta>
</office:document-meta>
</file>